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ghFreqTerms.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mInfoQueue.TermInfoQueu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Info.TermInfo( Term t , int d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ghFreqTerms.main( String [ ] ar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ermInfoQueue.lessThan( Object a , Objec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